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7efc" officeooo:paragraph-rsid="00177efc"/>
    </style:style>
    <style:style style:name="P2" style:family="paragraph" style:parent-style-name="Standard">
      <style:text-properties fo:font-size="18pt" fo:font-weight="normal" officeooo:rsid="00177efc" officeooo:paragraph-rsid="00177efc" fo:background-color="#ffff00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weight="normal" officeooo:rsid="00177efc" officeooo:paragraph-rsid="00177efc" fo:background-color="#ffff00" style:font-weight-asian="normal" style:font-weight-complex="normal"/>
    </style:style>
    <style:style style:name="P4" style:family="paragraph" style:parent-style-name="Standard">
      <style:text-properties fo:font-size="16pt" fo:font-weight="normal" officeooo:rsid="00177efc" officeooo:paragraph-rsid="00177efc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77efc" officeooo:paragraph-rsid="00177efc" fo:background-color="#ffaa95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879a8" officeooo:paragraph-rsid="001879a8" fo:background-color="#ffaa95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weight="normal" officeooo:rsid="00177efc" officeooo:paragraph-rsid="00177efc" fo:background-color="transparent" style:font-weight-asian="normal" style:font-weight-complex="normal"/>
    </style:style>
    <style:style style:name="P8" style:family="paragraph" style:parent-style-name="Standard">
      <style:text-properties fo:color="#1e6a39" loext:opacity="100%" fo:font-size="18pt" style:text-underline-style="solid" style:text-underline-width="auto" style:text-underline-color="font-color" fo:font-weight="normal" officeooo:rsid="00177efc" officeooo:paragraph-rsid="00177efc" fo:background-color="transparent" style:font-size-asian="18pt" style:font-weight-asian="normal" style:font-size-complex="18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879a8"/>
    </style:style>
    <style:style style:name="T5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<text:span text:style-name="T1"><text:s/></text:span><text:span text:style-name="T2">BATHROOM CHECKLIST </text:span></text:p>
      <text:p text:style-name="P1"><text:span text:style-name="T3"/></text:p>
      <text:p text:style-name="P2">Make sure both bathrooms have: Toilet paper, paper towel and soap in all dispensers.</text:p>
      <text:p text:style-name="P2">Empty out trash cans if it’s need it, <text:span text:style-name="T4">pick up the papers on the floor, wipe down windows and sinks.</text:span></text:p>
      <text:p text:style-name="P3"><text:span text:style-name="T5"/></text:p>
      <text:p text:style-name="P4">DATE_________</text:p>
      <text:p text:style-name="P4"/>
      <text:p text:style-name="P5">7AM OPENER:</text:p>
      <text:p text:style-name="P4"/>
      <text:p text:style-name="P4">NAME_________</text:p>
      <text:p text:style-name="P4">WOMEN_______</text:p>
      <text:p text:style-name="P4">MEN__________</text:p>
      <text:p text:style-name="P4"/>
      <text:p text:style-name="P6">12PM OPENER:</text:p>
      <text:p text:style-name="P4"/>
      <text:p text:style-name="P4">NAME_________</text:p>
      <text:p text:style-name="P4">WOMEN_______</text:p>
      <text:p text:style-name="P4">MEN___________</text:p>
      <text:p text:style-name="P4"/>
      <text:p text:style-name="P5">4:00PM <text:span text:style-name="T4">CLOSER</text:span>:</text:p>
      <text:p text:style-name="P4"/>
      <text:p text:style-name="P4">NAME_________</text:p>
      <text:p text:style-name="P4">WOMEN_______</text:p>
      <text:p text:style-name="P4">MEN___________</text:p>
      <text:p text:style-name="P4"/>
      <text:p text:style-name="P5">7PM CLOSER:</text:p>
      <text:p text:style-name="P4"/>
      <text:p text:style-name="P4">NAME_________</text:p>
      <text:p text:style-name="P4">WOMEN_______</text:p>
      <text:p text:style-name="P4">MEN__________</text:p>
      <text:p text:style-name="P7"><text:span text:style-name="T5"/></text:p>
      <text:p text:style-name="P7"><text:span text:style-name="T5"/></text:p>
      <text:p text:style-name="P8"><text:soft-page-break/>CLOSER NEEDS TO SEND PHOTO WITH THE CHECKLIST TO TINA(310-592-6059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33:31.247696778</meta:creation-date>
    <meta:print-date>2024-11-19T15:42:18.268530261</meta:print-date>
    <dc:date>2024-11-19T15:46:39.618663171</dc:date>
    <meta:editing-duration>PT43M58S</meta:editing-duration>
    <meta:editing-cycles>2</meta:editing-cycles>
    <meta:generator>LibreOffice/24.8.1.2$MacOSX_AARCH64 LibreOffice_project/87fa9aec1a63e70835390b81c40bb8993f1d4ff6</meta:generator>
    <meta:document-statistic meta:table-count="0" meta:image-count="0" meta:object-count="0" meta:page-count="2" meta:paragraph-count="21" meta:word-count="67" meta:character-count="523" meta:non-whitespace-character-count="437"/>
  </office:meta>
</office:document-meta>
</file>